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6.803cm" table:align="left"/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1.305cm"/>
    </style:style>
    <style:style style:name="Table1.C" style:family="table-column">
      <style:table-column-properties style:column-width="1.498cm"/>
    </style:style>
    <style:style style:name="Table1.G" style:family="table-column">
      <style:table-column-properties style:column-width="4.817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827cm"/>
    </style:style>
    <style:style style:name="Table4" style:family="table">
      <style:table-properties style:width="16.803cm" table:align="left"/>
    </style:style>
    <style:style style:name="Table4.A" style:family="table-column">
      <style:table-column-properties style:column-width="4.69cm"/>
    </style:style>
    <style:style style:name="Table4.B" style:family="table-column">
      <style:table-column-properties style:column-width="1.305cm"/>
    </style:style>
    <style:style style:name="Table4.C" style:family="table-column">
      <style:table-column-properties style:column-width="1.498cm"/>
    </style:style>
    <style:style style:name="Table4.G" style:family="table-column">
      <style:table-column-properties style:column-width="4.817cm"/>
    </style:style>
    <style:style style:name="Table4.1" style:family="table-row">
      <style:table-row-properties style:min-row-height="0.80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middle" fo:padding="0.097cm" fo:border="none"/>
    </style:style>
    <style:style style:name="Table3" style:family="table">
      <style:table-properties style:width="16.803cm" table:align="left"/>
    </style:style>
    <style:style style:name="Table3.A" style:family="table-column">
      <style:table-column-properties style:column-width="4.69cm"/>
    </style:style>
    <style:style style:name="Table3.B" style:family="table-column">
      <style:table-column-properties style:column-width="1.305cm"/>
    </style:style>
    <style:style style:name="Table3.C" style:family="table-column">
      <style:table-column-properties style:column-width="1.498cm"/>
    </style:style>
    <style:style style:name="Table3.G" style:family="table-column">
      <style:table-column-properties style:column-width="4.817cm"/>
    </style:style>
    <style:style style:name="Table3.A1" style:family="table-cell">
      <style:table-cell-properties fo:padding="0.097cm" fo:border="none"/>
    </style:style>
    <style:style style:name="Table7" style:family="table">
      <style:table-properties style:width="16.803cm" table:align="left"/>
    </style:style>
    <style:style style:name="Table7.A" style:family="table-column">
      <style:table-column-properties style:column-width="4.69cm"/>
    </style:style>
    <style:style style:name="Table7.B" style:family="table-column">
      <style:table-column-properties style:column-width="1.305cm"/>
    </style:style>
    <style:style style:name="Table7.C" style:family="table-column">
      <style:table-column-properties style:column-width="1.498cm"/>
    </style:style>
    <style:style style:name="Table7.G" style:family="table-column">
      <style:table-column-properties style:column-width="4.817cm"/>
    </style:style>
    <style:style style:name="Table7.A1" style:family="table-cell">
      <style:table-cell-properties fo:padding="0.097cm" fo:border="none"/>
    </style:style>
    <style:style style:name="Table2" style:family="table">
      <style:table-properties style:width="16.803cm" table:align="left"/>
    </style:style>
    <style:style style:name="Table2.A" style:family="table-column">
      <style:table-column-properties style:column-width="4.69cm"/>
    </style:style>
    <style:style style:name="Table2.B" style:family="table-column">
      <style:table-column-properties style:column-width="1.305cm"/>
    </style:style>
    <style:style style:name="Table2.C" style:family="table-column">
      <style:table-column-properties style:column-width="1.498cm"/>
    </style:style>
    <style:style style:name="Table2.G" style:family="table-column">
      <style:table-column-properties style:column-width="4.817cm"/>
    </style:style>
    <style:style style:name="Table2.A1" style:family="table-cell">
      <style:table-cell-properties fo:padding="0.097cm" fo:border="none"/>
    </style:style>
    <style:style style:name="Table6" style:family="table">
      <style:table-properties style:width="16.803cm" table:align="left"/>
    </style:style>
    <style:style style:name="Table6.A" style:family="table-column">
      <style:table-column-properties style:column-width="4.69cm"/>
    </style:style>
    <style:style style:name="Table6.B" style:family="table-column">
      <style:table-column-properties style:column-width="1.305cm"/>
    </style:style>
    <style:style style:name="Table6.C" style:family="table-column">
      <style:table-column-properties style:column-width="1.498cm"/>
    </style:style>
    <style:style style:name="Table6.G" style:family="table-column">
      <style:table-column-properties style:column-width="4.817cm"/>
    </style:style>
    <style:style style:name="Table6.A1" style:family="table-cell">
      <style:table-cell-properties fo:padding="0.097cm" fo:border="none"/>
    </style:style>
    <style:style style:name="Table5" style:family="table">
      <style:table-properties style:width="16.803cm" table:align="left"/>
    </style:style>
    <style:style style:name="Table5.A" style:family="table-column">
      <style:table-column-properties style:column-width="4.69cm"/>
    </style:style>
    <style:style style:name="Table5.B" style:family="table-column">
      <style:table-column-properties style:column-width="1.305cm"/>
    </style:style>
    <style:style style:name="Table5.C" style:family="table-column">
      <style:table-column-properties style:column-width="1.498cm"/>
    </style:style>
    <style:style style:name="Table5.G" style:family="table-column">
      <style:table-column-properties style:column-width="4.817cm"/>
    </style:style>
    <style:style style:name="Table5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88b46" officeooo:paragraph-rsid="00089427"/>
    </style:style>
    <style:style style:name="P2" style:family="paragraph" style:parent-style-name="Standard">
      <style:text-properties officeooo:paragraph-rsid="00051781"/>
    </style:style>
    <style:style style:name="P3" style:family="paragraph" style:parent-style-name="Standard">
      <style:text-properties fo:font-size="14pt" officeooo:rsid="0009a6db" officeooo:paragraph-rsid="001bfa8a" style:font-size-asian="14pt" style:font-size-complex="14pt"/>
    </style:style>
    <style:style style:name="P4" style:family="paragraph" style:parent-style-name="Standard">
      <style:text-properties fo:font-size="14pt" officeooo:rsid="0009a6db" officeooo:paragraph-rsid="001d987f" style:font-size-asian="14pt" style:font-size-complex="14pt"/>
    </style:style>
    <style:style style:name="P5" style:family="paragraph" style:parent-style-name="Standard">
      <style:text-properties fo:font-size="14pt" officeooo:rsid="001b3518" officeooo:paragraph-rsid="001b3518" style:font-size-asian="14pt" style:font-size-complex="14pt"/>
    </style:style>
    <style:style style:name="P6" style:family="paragraph" style:parent-style-name="Table_20_Contents">
      <style:text-properties fo:font-size="14pt" officeooo:rsid="001b3518" officeooo:paragraph-rsid="001b3518" style:font-size-asian="14pt" style:font-size-complex="14pt"/>
    </style:style>
    <style:style style:name="P7" style:family="paragraph" style:parent-style-name="Standard">
      <style:text-properties fo:font-size="14pt" officeooo:rsid="001b3518" officeooo:paragraph-rsid="001d987f" style:font-size-asian="14pt" style:font-size-complex="14pt"/>
    </style:style>
    <style:style style:name="P8" style:family="paragraph" style:parent-style-name="Standard">
      <style:text-properties fo:font-size="14pt" officeooo:paragraph-rsid="00089427" style:font-size-asian="14pt" style:font-size-complex="14pt"/>
    </style:style>
    <style:style style:name="P9" style:family="paragraph" style:parent-style-name="Table_20_Contents">
      <style:text-properties fo:font-size="14pt" officeooo:rsid="00088b46" officeooo:paragraph-rsid="00089427" style:font-size-asian="14pt" style:font-size-complex="14pt"/>
    </style:style>
    <style:style style:name="P10" style:family="paragraph" style:parent-style-name="Standard">
      <style:text-properties fo:font-size="14pt" officeooo:rsid="00088b46" officeooo:paragraph-rsid="0010a861" style:font-size-asian="14pt" style:font-size-complex="14pt"/>
    </style:style>
    <style:style style:name="P11" style:family="paragraph" style:parent-style-name="Standard">
      <style:text-properties fo:font-size="14pt" officeooo:rsid="00088b46" officeooo:paragraph-rsid="0009a6db" style:font-size-asian="14pt" style:font-size-complex="14pt"/>
    </style:style>
    <style:style style:name="P12" style:family="paragraph" style:parent-style-name="Table_20_Contents">
      <style:text-properties fo:font-size="14pt" officeooo:rsid="001bfa8a" officeooo:paragraph-rsid="001bfa8a" style:font-size-asian="14pt" style:font-size-complex="14pt"/>
    </style:style>
    <style:style style:name="P13" style:family="paragraph" style:parent-style-name="Table_20_Contents">
      <style:text-properties fo:font-size="14pt" officeooo:rsid="001bfa8a" officeooo:paragraph-rsid="0020e872" style:font-size-asian="14pt" style:font-size-complex="14pt"/>
    </style:style>
    <style:style style:name="P14" style:family="paragraph" style:parent-style-name="Table_20_Contents">
      <style:text-properties fo:font-size="14pt" officeooo:rsid="001d987f" officeooo:paragraph-rsid="001d987f" style:font-size-asian="14pt" style:font-size-complex="14pt"/>
    </style:style>
    <style:style style:name="P15" style:family="paragraph" style:parent-style-name="Table_20_Contents">
      <style:text-properties fo:font-size="14pt" officeooo:rsid="0020e872" officeooo:paragraph-rsid="0020e872" style:font-size-asian="14pt" style:font-size-complex="14pt"/>
    </style:style>
    <style:style style:name="P16" style:family="paragraph" style:parent-style-name="Standard">
      <style:text-properties fo:font-size="14pt" officeooo:rsid="00089427" officeooo:paragraph-rsid="001bfa8a" style:font-size-asian="14pt" style:font-size-complex="14pt"/>
    </style:style>
    <style:style style:name="P17" style:family="paragraph" style:parent-style-name="Standard">
      <style:text-properties fo:font-size="14pt" officeooo:rsid="00089427" officeooo:paragraph-rsid="00089427" style:font-size-asian="14pt" style:font-size-complex="14pt"/>
    </style:style>
    <style:style style:name="P18" style:family="paragraph" style:parent-style-name="Standard">
      <style:text-properties fo:font-size="14pt" officeooo:rsid="00089427" officeooo:paragraph-rsid="000e216a" style:font-size-asian="14pt" style:font-size-complex="14pt"/>
    </style:style>
    <style:style style:name="P19" style:family="paragraph" style:parent-style-name="Table_20_Contents">
      <style:text-properties fo:font-size="14pt" officeooo:rsid="0028a915" officeooo:paragraph-rsid="0028a915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officeooo:paragraph-rsid="00089427"/>
    </style:style>
    <style:style style:name="P21" style:family="paragraph" style:parent-style-name="Table_20_Contents">
      <style:paragraph-properties fo:text-align="center" style:justify-single-word="false"/>
      <style:text-properties officeooo:paragraph-rsid="00089427"/>
    </style:style>
    <style:style style:name="P22" style:family="paragraph" style:parent-style-name="Standard">
      <style:paragraph-properties fo:text-align="center" style:justify-single-word="false"/>
      <style:text-properties officeooo:paragraph-rsid="000e216a"/>
    </style:style>
    <style:style style:name="P23" style:family="paragraph" style:parent-style-name="Table_20_Contents">
      <style:paragraph-properties fo:text-align="center" style:justify-single-word="false"/>
      <style:text-properties officeooo:paragraph-rsid="000e216a"/>
    </style:style>
    <style:style style:name="P24" style:family="paragraph" style:parent-style-name="Standard">
      <style:paragraph-properties fo:text-align="center" style:justify-single-word="false"/>
      <style:text-properties officeooo:paragraph-rsid="001bfa8a"/>
    </style:style>
    <style:style style:name="P25" style:family="paragraph" style:parent-style-name="Table_20_Contents">
      <style:paragraph-properties fo:text-align="center" style:justify-single-word="false"/>
      <style:text-properties officeooo:paragraph-rsid="001bfa8a"/>
    </style:style>
    <style:style style:name="P26" style:family="paragraph" style:parent-style-name="Standard">
      <style:paragraph-properties fo:text-align="center" style:justify-single-word="false"/>
      <style:text-properties officeooo:paragraph-rsid="001d987f"/>
    </style:style>
    <style:style style:name="P27" style:family="paragraph" style:parent-style-name="Table_20_Contents">
      <style:paragraph-properties fo:text-align="center" style:justify-single-word="false"/>
      <style:text-properties officeooo:paragraph-rsid="001d987f"/>
    </style:style>
    <style:style style:name="P28" style:family="paragraph" style:parent-style-name="Standard">
      <style:text-properties officeooo:paragraph-rsid="00089427"/>
    </style:style>
    <style:style style:name="P29" style:family="paragraph" style:parent-style-name="Table_20_Contents">
      <style:text-properties officeooo:paragraph-rsid="00089427"/>
    </style:style>
    <style:style style:name="P30" style:family="paragraph" style:parent-style-name="Standard">
      <style:text-properties officeooo:paragraph-rsid="0010a861"/>
    </style:style>
    <style:style style:name="P31" style:family="paragraph" style:parent-style-name="Standard">
      <style:text-properties fo:font-size="12pt" officeooo:rsid="00088b46" officeooo:paragraph-rsid="00088b46" style:font-size-asian="12pt" style:font-size-complex="12pt"/>
    </style:style>
    <style:style style:name="P32" style:family="paragraph" style:parent-style-name="Standard">
      <style:text-properties officeooo:paragraph-rsid="001bfa8a"/>
    </style:style>
    <style:style style:name="P33" style:family="paragraph" style:parent-style-name="Standard">
      <style:text-properties officeooo:paragraph-rsid="001d987f"/>
    </style:style>
    <style:style style:name="P34" style:family="paragraph" style:parent-style-name="Standard">
      <style:text-properties officeooo:paragraph-rsid="001ece62"/>
    </style:style>
    <style:style style:name="P35" style:family="paragraph" style:parent-style-name="Standard">
      <style:text-properties fo:font-size="7pt" officeooo:rsid="00088b46" officeooo:paragraph-rsid="001bfa8a" style:font-size-asian="7pt" style:font-size-complex="7pt"/>
    </style:style>
    <style:style style:name="P36" style:family="paragraph" style:parent-style-name="Standard">
      <style:text-properties fo:font-size="7pt" officeooo:rsid="000f40d2" officeooo:paragraph-rsid="0010a861" style:font-size-asian="7pt" style:font-size-complex="7pt"/>
    </style:style>
    <style:style style:name="P37" style:family="paragraph" style:parent-style-name="Standard">
      <style:text-properties fo:font-size="7pt" officeooo:rsid="000f40d2" officeooo:paragraph-rsid="001d987f" style:font-size-asian="7pt" style:font-size-complex="7pt"/>
    </style:style>
    <style:style style:name="P38" style:family="paragraph" style:parent-style-name="Standard">
      <style:text-properties fo:font-size="7pt" officeooo:rsid="000f40d2" officeooo:paragraph-rsid="001bfa8a" style:font-size-asian="7pt" style:font-size-complex="7pt"/>
    </style:style>
    <style:style style:name="P39" style:family="paragraph" style:parent-style-name="Standard">
      <style:text-properties officeooo:paragraph-rsid="0029a359"/>
    </style:style>
    <style:style style:name="P40" style:family="paragraph" style:parent-style-name="Title">
      <style:text-properties fo:font-size="16pt" fo:font-weight="normal" officeooo:paragraph-rsid="002ab03b" style:font-size-asian="16pt" style:font-weight-asian="normal" style:font-size-complex="16pt" style:font-weight-complex="normal"/>
    </style:style>
    <style:style style:name="P41" style:family="paragraph" style:parent-style-name="Subtitle">
      <style:text-properties fo:font-size="13pt" officeooo:paragraph-rsid="002ab03b" style:font-size-asian="13pt" style:font-size-complex="13pt"/>
    </style:style>
    <style:style style:name="P42" style:family="paragraph">
      <style:paragraph-properties fo:text-align="center"/>
    </style:style>
    <style:style style:name="P43" style:family="paragraph">
      <loext:graphic-properties draw:fill-color="#ffffff"/>
    </style:style>
    <style:style style:name="T1" style:family="text">
      <style:text-properties officeooo:rsid="000709e9"/>
    </style:style>
    <style:style style:name="T2" style:family="text">
      <style:text-properties officeooo:rsid="00088b46"/>
    </style:style>
    <style:style style:name="T3" style:family="text">
      <style:text-properties fo:font-size="14pt" officeooo:rsid="00088b46" style:font-size-asian="14pt" style:font-size-complex="14pt"/>
    </style:style>
    <style:style style:name="T4" style:family="text">
      <style:text-properties fo:font-size="14pt" officeooo:rsid="001b3518" style:font-size-asian="14pt" style:font-size-complex="14pt"/>
    </style:style>
    <style:style style:name="T5" style:family="text">
      <style:text-properties fo:font-size="14pt" officeooo:rsid="001bfa8a" style:font-size-asian="14pt" style:font-size-complex="14pt"/>
    </style:style>
    <style:style style:name="T6" style:family="text">
      <style:text-properties fo:font-size="14pt" officeooo:rsid="001d987f" style:font-size-asian="14pt" style:font-size-complex="14pt"/>
    </style:style>
    <style:style style:name="T7" style:family="text">
      <style:text-properties fo:font-size="14pt" officeooo:rsid="001ec766" style:font-size-asian="14pt" style:font-size-complex="14pt"/>
    </style:style>
    <style:style style:name="T8" style:family="text">
      <style:text-properties fo:font-size="14pt" officeooo:rsid="001ece62" style:font-size-asian="14pt" style:font-size-complex="14pt"/>
    </style:style>
    <style:style style:name="T9" style:family="text">
      <style:text-properties fo:font-size="14pt" officeooo:rsid="002331d6" style:font-size-asian="14pt" style:font-size-complex="14pt"/>
    </style:style>
    <style:style style:name="T10" style:family="text">
      <style:text-properties fo:font-size="14pt" officeooo:rsid="0029a359" style:font-size-asian="14pt" style:font-size-complex="14pt"/>
    </style:style>
    <style:style style:name="T11" style:family="text">
      <style:text-properties fo:font-size="14pt" officeooo:rsid="002ab03b" style:font-size-asian="14pt" style:font-size-complex="14pt"/>
    </style:style>
    <style:style style:name="T12" style:family="text">
      <style:text-properties officeooo:rsid="0019be8e"/>
    </style:style>
    <style:style style:name="T13" style:family="text">
      <style:text-properties officeooo:rsid="001d987f"/>
    </style:style>
    <style:style style:name="T14" style:family="text">
      <style:text-properties officeooo:rsid="00207fe9"/>
    </style:style>
    <style:style style:name="T15" style:family="text">
      <style:text-properties officeooo:rsid="0020e872"/>
    </style:style>
    <style:style style:name="T16" style:family="text">
      <style:text-properties officeooo:rsid="0021bc91"/>
    </style:style>
    <style:style style:name="T17" style:family="text">
      <style:text-properties officeooo:rsid="002331d6"/>
    </style:style>
    <style:style style:name="T18" style:family="text">
      <style:text-properties officeooo:rsid="0024cdba"/>
    </style:style>
    <style:style style:name="T19" style:family="text">
      <style:text-properties officeooo:rsid="00284e89"/>
    </style:style>
    <style:style style:name="T20" style:family="text">
      <style:text-properties officeooo:rsid="0019f56d"/>
    </style:style>
    <style:style style:name="T21" style:family="text">
      <style:text-properties officeooo:rsid="002ab03b"/>
    </style:style>
    <style:style style:name="gr1" style:family="graphic">
      <style:graphic-properties svg:stroke-width="0.035cm" svg:stroke-color="#666666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0.432cm" fo:min-width="0.56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0.467cm" fo:min-width="0.59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“<text:span text:style-name="T20">Socket Dialogues</text:span>” <text:span text:style-name="T1">W</text:span>orkshop <text:span text:style-name="T12">Musician’s </text:span><text:span text:style-name="T1">F</text:span>eedback</text:p>
      <text:p text:style-name="P41"><text:span text:style-name="T20">4</text:span> <text:span text:style-name="T20">Jul</text:span> 2022 Deptford Town Hall</text:p>
      <text:p text:style-name="P2"/>
      <text:p text:style-name="P31">Please fill in this feedback form and return it before you leave.</text:p>
      <text:p text:style-name="P2"/>
      <text:p text:style-name="P10">How satisfied were you with the workshop overall?</text:p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row table:style-name="TableLine140448880734336"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29"/>
          </table:table-cell>
        </table:table-row>
        <table:table-row table:style-name="Table1.2">
          <table:table-cell table:style-name="Table1.A1" office:value-type="string">
            <text:p text:style-name="P9">Not very </text:p>
          </table:table-cell>
          <table:table-cell table:style-name="Table1.A1" office:value-type="string">
            <text:p text:style-name="P21"><draw:custom-shape text:anchor-type="paragraph" draw:z-index="0" draw:name="Shape 1" draw:style-name="gr3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20"><draw:custom-shape text:anchor-type="paragraph" draw:z-index="1" draw:name="Shape 2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20"><draw:custom-shape text:anchor-type="paragraph" draw:z-index="2" draw:name="Shape 3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20"><draw:custom-shape text:anchor-type="paragraph" draw:z-index="3" draw:name="Shape 4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20"><draw:custom-shape text:anchor-type="paragraph" draw:z-index="4" draw:name="Shape 5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P9">It was great</text:p>
          </table:table-cell>
        </table:table-row>
      </table:table>
      <text:p text:style-name="P28"><draw:line text:anchor-type="paragraph" draw:z-index="15" draw:name="Horizontal line 1" draw:style-name="gr1" draw:text-style-name="P42" svg:x1="0.023cm" svg:y1="0.125cm" svg:x2="16.967cm" svg:y2="0.125cm"><text:p/></draw:line></text:p>
      <text:p text:style-name="P32"><text:span text:style-name="T5">How satisfied were you with the system stability and performance</text:span><text:span text:style-name="T3">?</text:span></text:p>
      <text:p text:style-name="P35"/>
      <table:table table:name="Table4" table:style-name="Table4">
        <table:table-column table:style-name="Table4.A"/>
        <table:table-column table:style-name="Table4.B"/>
        <table:table-column table:style-name="Table4.C" table:number-columns-repeated="4"/>
        <table:table-column table:style-name="Table4.G"/>
        <table:table-row table:style-name="Table4.1">
          <table:table-cell table:style-name="Table4.A1" office:value-type="string">
            <text:p text:style-name="P12">Didn’t work at all</text:p>
          </table:table-cell>
          <table:table-cell table:style-name="Table4.B1" office:value-type="string">
            <text:p text:style-name="P25"><draw:custom-shape text:anchor-type="paragraph" draw:z-index="24" draw:name="Shape 16" draw:style-name="gr2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24"><draw:custom-shape text:anchor-type="paragraph" draw:z-index="25" draw:name="Shape 17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24"><draw:custom-shape text:anchor-type="paragraph" draw:z-index="26" draw:name="Shape 18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24"><draw:custom-shape text:anchor-type="paragraph" draw:z-index="27" draw:name="Shape 19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B1" office:value-type="string">
            <text:p text:style-name="P24"><draw:custom-shape text:anchor-type="paragraph" draw:z-index="28" draw:name="Shape 20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4.A1" office:value-type="string">
            <text:p text:style-name="P12">Worked very well</text:p>
          </table:table-cell>
        </table:table-row>
      </table:table>
      <text:p text:style-name="P16"><draw:line text:anchor-type="paragraph" draw:z-index="29" draw:name="Horizontal line 4" draw:style-name="gr1" draw:text-style-name="P42" svg:x1="0.023cm" svg:y1="0.125cm" svg:x2="16.967cm" svg:y2="0.125cm"><text:p/></draw:line></text:p>
      <text:p text:style-name="P39"><text:span text:style-name="T3">How </text:span><text:span text:style-name="T6">easy, or difficult </text:span><text:span text:style-name="T4">did you find </text:span><text:span text:style-name="T10">the </text:span><text:span text:style-name="T4">notation </text:span><text:span text:style-name="T10">in</text:span><text:span text:style-name="T4"> ‘</text:span><text:span text:style-name="T11">Socket Dialogues</text:span><text:span text:style-name="T6">’</text:span><text:span text:style-name="T3">?</text:span>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 table:number-columns-repeated="4"/>
        <table:table-column table:style-name="Table3.G"/>
        <table:table-row table:style-name="TableLine140448881096864">
          <table:table-cell table:style-name="Table3.A1" office:value-type="string">
            <text:p text:style-name="P6">Too easy</text:p>
          </table:table-cell>
          <table:table-cell table:style-name="Table3.A1" office:value-type="string">
            <text:p text:style-name="P21"><draw:custom-shape text:anchor-type="paragraph" draw:z-index="5" draw:name="Shape 6" draw:style-name="gr2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20"><draw:custom-shape text:anchor-type="paragraph" draw:z-index="6" draw:name="Shape 7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20"><draw:custom-shape text:anchor-type="paragraph" draw:z-index="7" draw:name="Shape 8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20"><draw:custom-shape text:anchor-type="paragraph" draw:z-index="8" draw:name="Shape 9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20"><draw:custom-shape text:anchor-type="paragraph" draw:z-index="9" draw:name="Shape 10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3.A1" office:value-type="string">
            <text:p text:style-name="P6">Impossible to perform</text:p>
          </table:table-cell>
        </table:table-row>
      </table:table>
      <text:p text:style-name="P8"><draw:line text:anchor-type="paragraph" draw:z-index="21" draw:name="Horizontal line 2" draw:style-name="gr1" draw:text-style-name="P42" svg:x1="0.023cm" svg:y1="0.125cm" svg:x2="16.967cm" svg:y2="0.125cm"><text:p/></draw:line></text:p>
      <text:p text:style-name="P33"><text:span text:style-name="T3">How </text:span><text:span text:style-name="T7">satisfied were you with</text:span><text:span text:style-name="T4"> the </text:span><text:span text:style-name="T6">dynamic </text:span><text:span text:style-name="T4">notation </text:span><text:span text:style-name="T6">overlays</text:span><text:span text:style-name="T3">?</text:span></text:p>
      <text:p text:style-name="P37"/>
      <table:table table:name="Table7" table:style-name="Table7">
        <table:table-column table:style-name="Table7.A"/>
        <table:table-column table:style-name="Table7.B"/>
        <table:table-column table:style-name="Table7.C" table:number-columns-repeated="4"/>
        <table:table-column table:style-name="Table7.G"/>
        <table:table-row table:style-name="TableLine140448914116576">
          <table:table-cell table:style-name="Table7.A1" office:value-type="string">
            <text:p text:style-name="P14">Impossible to read</text:p>
          </table:table-cell>
          <table:table-cell table:style-name="Table7.A1" office:value-type="string">
            <text:p text:style-name="P27"><draw:custom-shape text:anchor-type="paragraph" draw:z-index="36" draw:name="Shape 31" draw:style-name="gr2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7.A1" office:value-type="string">
            <text:p text:style-name="P26"><draw:custom-shape text:anchor-type="paragraph" draw:z-index="37" draw:name="Shape 32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7.A1" office:value-type="string">
            <text:p text:style-name="P26"><draw:custom-shape text:anchor-type="paragraph" draw:z-index="38" draw:name="Shape 33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7.A1" office:value-type="string">
            <text:p text:style-name="P26"><draw:custom-shape text:anchor-type="paragraph" draw:z-index="39" draw:name="Shape 34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7.A1" office:value-type="string">
            <text:p text:style-name="P26"><draw:custom-shape text:anchor-type="paragraph" draw:z-index="40" draw:name="Shape 35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7.A1" office:value-type="string">
            <text:p text:style-name="P14">Very clear</text:p>
          </table:table-cell>
        </table:table-row>
      </table:table>
      <text:p text:style-name="P7"><draw:line text:anchor-type="paragraph" draw:z-index="41" draw:name="Horizontal line 7" draw:style-name="gr1" draw:text-style-name="P42" svg:x1="0.023cm" svg:y1="0.125cm" svg:x2="16.967cm" svg:y2="0.125cm"><text:p/></draw:line></text:p>
      <text:p text:style-name="P5"><text:span text:style-name="T2">H</text:span>ow useful did you find <text:span text:style-name="T15">the interactive </text:span><text:span text:style-name="T21">role assignment</text:span><text:span text:style-name="T14"> </text:span><text:span text:style-name="T15">feature</text:span>?</text:p>
      <text:p text:style-name="P36"/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row table:style-name="TableLine140448914126208">
          <table:table-cell table:style-name="Table2.A1" office:value-type="string">
            <text:p text:style-name="P15"><text:span text:style-name="T18">Useless (d</text:span>idn’t <text:span text:style-name="T17">use it</text:span><text:span text:style-name="T18">)</text:span></text:p>
          </table:table-cell>
          <table:table-cell table:style-name="Table2.A1" office:value-type="string">
            <text:p text:style-name="P21"><draw:custom-shape text:anchor-type="paragraph" draw:z-index="10" draw:name="Shape 11" draw:style-name="gr2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20"><draw:custom-shape text:anchor-type="paragraph" draw:z-index="11" draw:name="Shape 12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20"><draw:custom-shape text:anchor-type="paragraph" draw:z-index="12" draw:name="Shape 13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20"><draw:custom-shape text:anchor-type="paragraph" draw:z-index="13" draw:name="Shape 14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20"><draw:custom-shape text:anchor-type="paragraph" draw:z-index="14" draw:name="Shape 15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2.A1" office:value-type="string">
            <text:p text:style-name="P15">Very useful</text:p>
          </table:table-cell>
        </table:table-row>
      </table:table>
      <text:p text:style-name="P17"><draw:line text:anchor-type="paragraph" draw:z-index="22" draw:name="Horizontal line 3" draw:style-name="gr1" draw:text-style-name="P42" svg:x1="0.023cm" svg:y1="0.125cm" svg:x2="16.967cm" svg:y2="0.125cm"><text:p/></draw:line></text:p>
      <text:p text:style-name="P30"><text:span text:style-name="T5">How </text:span><text:span text:style-name="T7">satisfying</text:span><text:span text:style-name="T5"> </text:span><text:span text:style-name="T7">did </text:span><text:span text:style-name="T5">you find </text:span><text:span text:style-name="T8">performing</text:span><text:span text:style-name="T5"> with </text:span><text:span text:style-name="T9">the </text:span><text:span text:style-name="T5">amplified digital audio</text:span><text:span text:style-name="T3">?</text:span></text:p>
      <text:p text:style-name="P36"/>
      <table:table table:name="Table6" table:style-name="Table6">
        <table:table-column table:style-name="Table6.A"/>
        <table:table-column table:style-name="Table6.B"/>
        <table:table-column table:style-name="Table6.C" table:number-columns-repeated="4"/>
        <table:table-column table:style-name="Table6.G"/>
        <table:table-row table:style-name="TableLine140448914223664">
          <table:table-cell table:style-name="Table6.A1" office:value-type="string">
            <text:p text:style-name="P12">Didn’t work at all</text:p>
          </table:table-cell>
          <table:table-cell table:style-name="Table6.A1" office:value-type="string">
            <text:p text:style-name="P23"><draw:custom-shape text:anchor-type="paragraph" draw:z-index="16" draw:name="Shape 21" draw:style-name="gr2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2"><draw:custom-shape text:anchor-type="paragraph" draw:z-index="17" draw:name="Shape 22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2"><draw:custom-shape text:anchor-type="paragraph" draw:z-index="18" draw:name="Shape 23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2"><draw:custom-shape text:anchor-type="paragraph" draw:z-index="19" draw:name="Shape 24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22"><draw:custom-shape text:anchor-type="paragraph" draw:z-index="20" draw:name="Shape 25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6.A1" office:value-type="string">
            <text:p text:style-name="P12">Blended perfectly</text:p>
          </table:table-cell>
        </table:table-row>
      </table:table>
      <text:p text:style-name="P18"><draw:line text:anchor-type="paragraph" draw:z-index="23" draw:name="Horizontal line 5" draw:style-name="gr1" draw:text-style-name="P42" svg:x1="0.023cm" svg:y1="0.125cm" svg:x2="16.967cm" svg:y2="0.125cm"><text:p/></draw:line></text:p>
      <text:p text:style-name="P34"><text:span text:style-name="T5">How </text:span><text:span text:style-name="T7">satisfying </text:span><text:span text:style-name="T5">did you find </text:span><text:span text:style-name="T10">the </text:span><text:span text:style-name="T5">audience participation elements</text:span><text:span text:style-name="T3">?</text:span></text:p>
      <text:p text:style-name="P38"/>
      <table:table table:name="Table5" table:style-name="Table5">
        <table:table-column table:style-name="Table5.A"/>
        <table:table-column table:style-name="Table5.B"/>
        <table:table-column table:style-name="Table5.C" table:number-columns-repeated="4"/>
        <table:table-column table:style-name="Table5.G"/>
        <table:table-row table:style-name="TableLine140448914109296">
          <table:table-cell table:style-name="Table5.A1" office:value-type="string">
            <text:p text:style-name="P19">It was a distraction</text:p>
          </table:table-cell>
          <table:table-cell table:style-name="Table5.A1" office:value-type="string">
            <text:p text:style-name="P25"><draw:custom-shape text:anchor-type="paragraph" draw:z-index="30" draw:name="Shape 26" draw:style-name="gr2" draw:text-style-name="P43" svg:width="0.599cm" svg:height="0.468cm" svg:x="0.256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5.A1" office:value-type="string">
            <text:p text:style-name="P24"><draw:custom-shape text:anchor-type="paragraph" draw:z-index="31" draw:name="Shape 27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5.A1" office:value-type="string">
            <text:p text:style-name="P24"><draw:custom-shape text:anchor-type="paragraph" draw:z-index="32" draw:name="Shape 28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5.A1" office:value-type="string">
            <text:p text:style-name="P24"><draw:custom-shape text:anchor-type="paragraph" draw:z-index="33" draw:name="Shape 29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5.A1" office:value-type="string">
            <text:p text:style-name="P24"><draw:custom-shape text:anchor-type="paragraph" draw:z-index="34" draw:name="Shape 30" draw:style-name="gr2" draw:text-style-name="P43" svg:width="0.599cm" svg:height="0.468cm" svg:x="0.351cm" svg:y="0.076cm"><text:p/><draw:enhanced-geometry svg:viewBox="0 0 21600 21600" draw:type="rectangle" draw:enhanced-path="M 0 0 L 21600 0 21600 21600 0 21600 0 0 Z N"/></draw:custom-shape></text:p>
          </table:table-cell>
          <table:table-cell table:style-name="Table5.A1" office:value-type="string">
            <text:p text:style-name="P13">Worked very well</text:p>
          </table:table-cell>
        </table:table-row>
      </table:table>
      <text:p text:style-name="P3"><draw:line text:anchor-type="paragraph" draw:z-index="35" draw:name="Horizontal line 6" draw:style-name="gr1" draw:text-style-name="P42" svg:x1="0.023cm" svg:y1="0.125cm" svg:x2="16.967cm" svg:y2="0.125cm"><text:p/></draw:line></text:p>
      <text:p text:style-name="P4"><text:span text:style-name="T13">What </text:span><text:span text:style-name="T16">system </text:span><text:span text:style-name="T17">or notation </text:span><text:span text:style-name="T13">improvements would </text:span><text:span text:style-name="T16">be the most beneficial </text:span><text:span text:style-name="T19">in the future</text:span><text:span text:style-name="T13">?</text:span></text:p>
      <text:p text:style-name="P4"/>
      <text:p text:style-name="P4"/>
      <text:p text:style-name="P4"/>
      <text:p text:style-name="P4"/>
      <text:p text:style-name="P11">Any additional comments regarding the workshop?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6T14:15:00.866400184</meta:creation-date>
    <dc:date>2022-07-02T18:59:56.182574663</dc:date>
    <meta:editing-duration>PT2H36M57S</meta:editing-duration>
    <meta:editing-cycles>26</meta:editing-cycles>
    <meta:generator>LibreOffice/7.3.3.2$MacOSX_X86_64 LibreOffice_project/d1d0ea68f081ee2800a922cac8f79445e4603348</meta:generator>
    <meta:print-date>2022-02-16T17:55:45.822219192</meta:print-date>
    <meta:document-statistic meta:table-count="7" meta:image-count="0" meta:object-count="0" meta:page-count="1" meta:paragraph-count="31" meta:word-count="157" meta:character-count="934" meta:non-whitespace-character-count="806"/>
  </office:meta>
</office:document-meta>
</file>